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="Arrow_20_concave" draw:marker-end-width="0.381cm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cc" draw:textarea-horizontal-align="center" draw:textarea-vertical-align="middle" draw:shadow="visible" draw:shadow-offset-x="0.102cm" draw:shadow-offset-y="0.1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4.1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4.58cm"/>
    </style:style>
    <style:style style:name="gr6" style:family="graphic" style:parent-style-name="standard">
      <style:graphic-properties svg:stroke-width="0.051cm" draw:marker-start-width="0.381cm" draw:marker-end="Arrow_20_concave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Trebuchet MS'" style:font-family-generic="swiss" style:font-pitch="variable" fo:font-size="9pt"/>
    </style:style>
    <style:style style:name="P2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9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9.017cm" svg:y1="11.303cm" svg:x2="9.779cm" svg:y2="9.271cm">
          <text:p/>
        </draw:line>
        <draw:line draw:style-name="gr1" draw:text-style-name="P1" draw:layer="layout" svg:x1="8.213cm" svg:y1="11.43cm" svg:x2="7.324cm" svg:y2="9.271cm">
          <text:p/>
        </draw:line>
        <draw:frame draw:style-name="gr2" draw:text-style-name="P2" draw:layer="layout" svg:width="2.894cm" svg:height="1.055cm" svg:x="7.239cm" svg:y="13.589cm">
          <draw:text-box>
            <text:p text:style-name="P2">Server setup and</text:p>
            <text:p text:style-name="P2">maintenance</text:p>
          </draw:text-box>
        </draw:frame>
        <draw:rect draw:style-name="gr3" draw:text-style-name="P2" draw:layer="layout" svg:width="2.54cm" svg:height="1.143cm" svg:x="5.842cm" svg:y="8.128cm">
          <text:p text:style-name="P2">Computational</text:p>
          <text:p text:style-name="P2">scientists</text:p>
        </draw:rect>
        <draw:rect draw:style-name="gr3" draw:text-style-name="P2" draw:layer="layout" svg:width="3.175cm" svg:height="1.143cm" svg:x="8.763cm" svg:y="8.128cm">
          <text:p text:style-name="P2">Computer owners</text:p>
          <text:p text:style-name="P2">and administrators</text:p>
        </draw:rect>
        <draw:frame draw:style-name="gr4" draw:text-style-name="P3" draw:layer="layout" svg:width="3cm" svg:height="2.54cm" svg:x="5.001cm" svg:y="9.652cm">
          <draw:text-box>
            <text:p text:style-name="P3">Application</text:p>
            <text:p text:style-name="P3">identification</text:p>
            <text:p text:style-name="P3">and porting</text:p>
          </draw:text-box>
        </draw:frame>
        <draw:frame draw:style-name="gr5" draw:text-style-name="P2" draw:layer="layout" svg:width="4.572cm" svg:height="1.778cm" svg:x="9.398cm" svg:y="9.779cm">
          <draw:text-box>
            <text:p text:style-name="P2">Resource recruitment</text:p>
            <text:p text:style-name="P2">and client deployment</text:p>
          </draw:text-box>
        </draw:frame>
        <draw:ellipse draw:style-name="gr3" draw:text-style-name="P2" draw:layer="layout" svg:width="2.794cm" svg:height="2.667cm" svg:x="7.112cm" svg:y="10.16cm">
          <text:p text:style-name="P2">Campus virtual</text:p>
          <text:p text:style-name="P2">supercomputing</text:p>
          <text:p text:style-name="P2">center</text:p>
        </draw:ellipse>
        <draw:line draw:style-name="gr6" draw:text-style-name="P1" draw:layer="layout" svg:x1="8.509cm" svg:y1="12.827cm" svg:x2="8.509cm" svg:y2="13.5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rebuchet MS'" style:font-style-name="Regular" style:font-family-generic="swiss" style:font-pitch="variable" fo:font-size="14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7.661cm" fo:margin-bottom="13.232cm" fo:margin-left="4.926cm" fo:margin-right="8.349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08-15T13:51:53</meta:creation-date>
    <dc:date>2006-08-15T15:33:27</dc:date>
    <dc:language>en-US</dc:language>
    <meta:editing-cycles>5</meta:editing-cycles>
    <meta:editing-duration>PT1H41M40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